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 style:list-style-name="L3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pideh Data Preprocessing</text:p>
      <text:p text:style-name="P1"/>
      <text:p text:style-name="P6">Notes</text:p>
      <text:list xml:id="list742423516" text:style-name="L1">
        <text:list-item>
          <text:p text:style-name="P7">TR = 2.4</text:p>
        </text:list-item>
        <text:list-item>
          <text:p text:style-name="P7">Acquire in ascending sequential order: 1 2 3 4 …</text:p>
        </text:list-item>
        <text:list-item>
          <text:p text:style-name="P7">audiospont_1 = rest</text:p>
        </text:list-item>
      </text:list>
      <text:p text:style-name="P1"/>
      <text:p text:style-name="P6">Resting State fMRI Data</text:p>
      <text:list xml:id="list861478105" text:style-name="L2">
        <text:list-item>
          <text:p text:style-name="P3">Convert 4D nii into 3D nii files</text:p>
        </text:list-item>
        <text:list-item>
          <text:p text:style-name="P3">Apply SPM8's “slice timing”</text:p>
        </text:list-item>
        <text:list-item>
          <text:p text:style-name="P3">Apply SPM8's “Realign (Est &amp; Res)” for motion correction. Align to mean EPI</text:p>
        </text:list-item>
        <text:list-item>
          <text:p text:style-name="P3">Apply SPM8's “Segment” to warp T1 to MNI template</text:p>
        </text:list-item>
        <text:list-item>
          <text:p text:style-name="P3">Apply SPM8's “Coregister” to align mean EPI volume to unwarped T1 and apply same transform to all EPI volumes</text:p>
        </text:list-item>
        <text:list-item>
          <text:p text:style-name="P3">Apply SPM8's “Normalize (Write)” to apply warp estimated in step 3 to all EPI volumes</text:p>
        </text:list-item>
        <text:list-item>
          <text:p text:style-name="P3">Run preprocess.py:</text:p>
          <text:list>
            <text:list-item>
              <text:p text:style-name="P3">Load tissue mask</text:p>
            </text:list-item>
            <text:list-item>
              <text:p text:style-name="P3">Bandpass filter all voxel timecourses at [0.01,0.1]</text:p>
            </text:list-item>
            <text:list-item>
              <text:p text:style-name="P3">Remove mean and divide by standard deviation for all time courses</text:p>
            </text:list-item>
            <text:list-item>
              <text:p text:style-name="P3">Regress out WM, CSF, motion confounds, and high variance voxels' signal from GM </text:p>
            </text:list-item>
          </text:list>
        </text:list-item>
      </text:list>
      <text:p text:style-name="P2"/>
      <text:p text:style-name="P6">Diffusion MRI Data</text:p>
      <text:list xml:id="list1061283174" text:style-name="L3">
        <text:list-item>
          <text:p text:style-name="P4">Convert 4D nii into 3D nii files</text:p>
        </text:list-item>
        <text:list-item>
          <text:p text:style-name="P4">Apply SPM8's “Realign (Est &amp; Res)” for motion correction</text:p>
          <text:p text:style-name="P4"/>
        </text:list-item>
        <text:list-item>
          <text:p text:style-name="P4">???? normalization </text:p>
          <text:p text:style-name="P4"/>
        </text:list-item>
        <text:list-item>
          <text:p text:style-name="P4">Apply MEDINRIA to extract fibers and fiber cou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7T14:54:09</meta:creation-date>
    <dc:date>2011-11-21T14:41:46</dc:date>
    <meta:editing-duration>PT94H45M38S</meta:editing-duration>
    <meta:editing-cycles>4</meta:editing-cycles>
    <meta:generator>OpenOffice.org/3.2$Unix OpenOffice.org_project/320m12$Build-9483</meta:generator>
    <meta:document-statistic meta:table-count="0" meta:image-count="0" meta:object-count="0" meta:page-count="1" meta:paragraph-count="22" meta:word-count="180" meta:character-count="942"/>
  </office:meta>
</office:document-meta>
</file>